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95cm"/>
    </style:style>
    <style:style style:name="co2" style:family="table-column">
      <style:table-column-properties fo:break-before="auto" style:column-width="0.935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.462cm"/>
    </style:style>
    <style:style style:name="co5" style:family="table-column">
      <style:table-column-properties fo:break-before="auto" style:column-width="0.51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_12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7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6" calcext:value-type="float">
            <text:p>109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6" calcext:value-type="float">
            <text:p>113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61" calcext:value-type="float">
            <text:p>117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39" calcext:value-type="float">
            <text:p>121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42" calcext:value-type="float">
            <text:p>121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9" calcext:value-type="float">
            <text:p>120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03" calcext:value-type="float">
            <text:p>122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36" calcext:value-type="float">
            <text:p>121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5" calcext:value-type="float">
            <text:p>120,7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19" calcext:value-type="float">
            <text:p>119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6" calcext:value-type="float">
            <text:p>118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1" calcext:value-type="float">
            <text:p>117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:.J35])" office:value-type="float" office:value="118.526666666667" calcext:value-type="float">
            <text:p>118,5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76" calcext:value-type="float">
            <text:p>118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51" calcext:value-type="float">
            <text:p>118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98" calcext:value-type="float">
            <text:p>117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86" calcext:value-type="float">
            <text:p>119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88" calcext:value-type="float">
            <text:p>120,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18" calcext:value-type="float">
            <text:p>120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89" calcext:value-type="float">
            <text:p>119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09" calcext:value-type="float">
            <text:p>119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36" calcext:value-type="float">
            <text:p>120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72" calcext:value-type="float">
            <text:p>118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12" calcext:value-type="float">
            <text:p>119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2" calcext:value-type="float">
            <text:p>118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8:.J71])" office:value-type="float" office:value="119.295833333333" calcext:value-type="float">
            <text:p>119,3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97" calcext:value-type="float">
            <text:p>119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99" calcext:value-type="float">
            <text:p>118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22" calcext:value-type="float">
            <text:p>120,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9" calcext:value-type="float">
            <text:p>120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01" calcext:value-type="float">
            <text:p>121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2" calcext:value-type="float">
            <text:p>120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4" calcext:value-type="float">
            <text:p>120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52" calcext:value-type="float">
            <text:p>120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54" calcext:value-type="float">
            <text:p>119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71" calcext:value-type="float">
            <text:p>119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1" calcext:value-type="float">
            <text:p>120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4:.J107])" office:value-type="float" office:value="120.149166666667" calcext:value-type="float">
            <text:p>120,1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06" calcext:value-type="float">
            <text:p>124,0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33" calcext:value-type="float">
            <text:p>124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52" calcext:value-type="float">
            <text:p>124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18" calcext:value-type="float">
            <text:p>123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01" calcext:value-type="float">
            <text:p>123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92" calcext:value-type="float">
            <text:p>122,9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41" calcext:value-type="float">
            <text:p>123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14" calcext:value-type="float">
            <text:p>124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29" calcext:value-type="float">
            <text:p>124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89" calcext:value-type="float">
            <text:p>122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44" calcext:value-type="float">
            <text:p>123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85" calcext:value-type="float">
            <text:p>124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0:.J143])" office:value-type="float" office:value="123.753333333333" calcext:value-type="float">
            <text:p>123,7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" calcext:value-type="float">
            <text:p>113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46" calcext:value-type="float">
            <text:p>110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2" calcext:value-type="float">
            <text:p>113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59" calcext:value-type="float">
            <text:p>113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63" calcext:value-type="float">
            <text:p>113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18" calcext:value-type="float">
            <text:p>114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88" calcext:value-type="float">
            <text:p>113,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91" calcext:value-type="float">
            <text:p>113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49" calcext:value-type="float">
            <text:p>115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38" calcext:value-type="float">
            <text:p>111,3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13" calcext:value-type="float">
            <text:p>112,1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88" calcext:value-type="float">
            <text:p>110,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46:.J179])" office:value-type="float" office:value="112.970833333333" calcext:value-type="float">
            <text:p>112,9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47" calcext:value-type="float">
            <text:p>110,4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" calcext:value-type="float">
            <text:p>111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85" calcext:value-type="float">
            <text:p>113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91" calcext:value-type="float">
            <text:p>113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86" calcext:value-type="float">
            <text:p>113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29" calcext:value-type="float">
            <text:p>113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8" calcext:value-type="float">
            <text:p>113,3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6" calcext:value-type="float">
            <text:p>113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56" calcext:value-type="float">
            <text:p>113,5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57" calcext:value-type="float">
            <text:p>111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58" calcext:value-type="float">
            <text:p>111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82:.J215])" office:value-type="float" office:value="112.544166666667" calcext:value-type="float">
            <text:p>112,5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9" calcext:value-type="float">
            <text:p>113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52" calcext:value-type="float">
            <text:p>112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7" calcext:value-type="float">
            <text:p>112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5" calcext:value-type="float">
            <text:p>113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4" calcext:value-type="float">
            <text:p>113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76" calcext:value-type="float">
            <text:p>114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12" calcext:value-type="float">
            <text:p>115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54" calcext:value-type="float">
            <text:p>114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02" calcext:value-type="float">
            <text:p>115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19" calcext:value-type="float">
            <text:p>115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32" calcext:value-type="float">
            <text:p>114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62" calcext:value-type="float">
            <text:p>112,6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18:.J251])" office:value-type="float" office:value="113.903333333333" calcext:value-type="float">
            <text:p>113,9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18" calcext:value-type="float">
            <text:p>117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44" calcext:value-type="float">
            <text:p>115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94" calcext:value-type="float">
            <text:p>114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91" calcext:value-type="float">
            <text:p>115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14" calcext:value-type="float">
            <text:p>116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79" calcext:value-type="float">
            <text:p>117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69" calcext:value-type="float">
            <text:p>116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55" calcext:value-type="float">
            <text:p>115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67" calcext:value-type="float">
            <text:p>115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82" calcext:value-type="float">
            <text:p>115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84" calcext:value-type="float">
            <text:p>115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25" calcext:value-type="float">
            <text:p>117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54:.J287])" office:value-type="float" office:value="116.185" calcext:value-type="float">
            <text:p>116,1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82" calcext:value-type="float">
            <text:p>105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8" calcext:value-type="float">
            <text:p>103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55" calcext:value-type="float">
            <text:p>105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9" calcext:value-type="float">
            <text:p>104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03" calcext:value-type="float">
            <text:p>104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71" calcext:value-type="float">
            <text:p>104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8" calcext:value-type="float">
            <text:p>103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16" calcext:value-type="float">
            <text:p>104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5" calcext:value-type="float">
            <text:p>109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01" calcext:value-type="float">
            <text:p>109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84" calcext:value-type="float">
            <text:p>107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09" calcext:value-type="float">
            <text:p>109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90:.J323])" office:value-type="float" office:value="106.01" calcext:value-type="float">
            <text:p>106,0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5" calcext:value-type="float">
            <text:p>109,7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4" calcext:value-type="float">
            <text:p>109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41" calcext:value-type="float">
            <text:p>109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34" calcext:value-type="float">
            <text:p>108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02" calcext:value-type="float">
            <text:p>105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79" calcext:value-type="float">
            <text:p>104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15" calcext:value-type="float">
            <text:p>105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98" calcext:value-type="float">
            <text:p>104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8" calcext:value-type="float">
            <text:p>105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7" calcext:value-type="float">
            <text:p>105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41" calcext:value-type="float">
            <text:p>104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19" calcext:value-type="float">
            <text:p>105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26:.J359])" office:value-type="float" office:value="106.49" calcext:value-type="float">
            <text:p>106,4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43" calcext:value-type="float">
            <text:p>109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1" calcext:value-type="float">
            <text:p>109,8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1" calcext:value-type="float">
            <text:p>108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1" calcext:value-type="float">
            <text:p>109,8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41" calcext:value-type="float">
            <text:p>109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16" calcext:value-type="float">
            <text:p>109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45" calcext:value-type="float">
            <text:p>109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69" calcext:value-type="float">
            <text:p>105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28" calcext:value-type="float">
            <text:p>106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" calcext:value-type="float">
            <text:p>106,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2" calcext:value-type="float">
            <text:p>106,6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62:.J395])" office:value-type="float" office:value="108.259166666667" calcext:value-type="float">
            <text:p>108,2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68" calcext:value-type="float">
            <text:p>107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09" calcext:value-type="float">
            <text:p>108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3" calcext:value-type="float">
            <text:p>108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33" calcext:value-type="float">
            <text:p>108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02" calcext:value-type="float">
            <text:p>111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55" calcext:value-type="float">
            <text:p>109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3" calcext:value-type="float">
            <text:p>110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69" calcext:value-type="float">
            <text:p>110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6" calcext:value-type="float">
            <text:p>109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15" calcext:value-type="float">
            <text:p>111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9" calcext:value-type="float">
            <text:p>110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4" calcext:value-type="float">
            <text:p>110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98:.J431])" office:value-type="float" office:value="109.726666666667" calcext:value-type="float">
            <text:p>109,7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73" calcext:value-type="float">
            <text:p>99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7" calcext:value-type="float">
            <text:p>98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05" calcext:value-type="float">
            <text:p>99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2" calcext:value-type="float">
            <text:p>99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2" calcext:value-type="float">
            <text:p>98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7" calcext:value-type="float">
            <text:p>99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5" calcext:value-type="float">
            <text:p>98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6" calcext:value-type="float">
            <text:p>98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" calcext:value-type="float">
            <text:p>98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6" calcext:value-type="float">
            <text:p>99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76" calcext:value-type="float">
            <text:p>104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434:.J467])" office:value-type="float" office:value="99.9491666666667" calcext:value-type="float">
            <text:p>99,9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" calcext:value-type="float">
            <text:p>103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9" calcext:value-type="float">
            <text:p>103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3" calcext:value-type="float">
            <text:p>103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8" calcext:value-type="float">
            <text:p>103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26" calcext:value-type="float">
            <text:p>104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8" calcext:value-type="float">
            <text:p>104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13" calcext:value-type="float">
            <text:p>104,1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4" calcext:value-type="float">
            <text:p>103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2" calcext:value-type="float">
            <text:p>99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8" calcext:value-type="float">
            <text:p>98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04" calcext:value-type="float">
            <text:p>99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31" calcext:value-type="float">
            <text:p>98,3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470:.J503])" office:value-type="float" office:value="102.265833333333" calcext:value-type="float">
            <text:p>102,2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4" calcext:value-type="float">
            <text:p>99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1" calcext:value-type="float">
            <text:p>99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8" calcext:value-type="float">
            <text:p>98,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74" calcext:value-type="float">
            <text:p>99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08" calcext:value-type="float">
            <text:p>99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7" calcext:value-type="float">
            <text:p>101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64" calcext:value-type="float">
            <text:p>104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89" calcext:value-type="float">
            <text:p>104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4" calcext:value-type="float">
            <text:p>103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36" calcext:value-type="float">
            <text:p>105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22" calcext:value-type="float">
            <text:p>104,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68" calcext:value-type="float">
            <text:p>104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506:.J539])" office:value-type="float" office:value="102.123333333333" calcext:value-type="float">
            <text:p>102,1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16" calcext:value-type="float">
            <text:p>105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36" calcext:value-type="float">
            <text:p>104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75" calcext:value-type="float">
            <text:p>105,7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87" calcext:value-type="float">
            <text:p>101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9" calcext:value-type="float">
            <text:p>100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48" calcext:value-type="float">
            <text:p>101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" calcext:value-type="float">
            <text:p>99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27" calcext:value-type="float">
            <text:p>100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18" calcext:value-type="float">
            <text:p>101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2" calcext:value-type="float">
            <text:p>99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69" calcext:value-type="float">
            <text:p>100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21" calcext:value-type="float">
            <text:p>101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542:.J575])" office:value-type="float" office:value="101.815" calcext:value-type="float">
            <text:p>101,8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92" calcext:value-type="float">
            <text:p>94,9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7" calcext:value-type="float">
            <text:p>100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2" calcext:value-type="float">
            <text:p>100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7" calcext:value-type="float">
            <text:p>100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5" calcext:value-type="float">
            <text:p>99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94" calcext:value-type="float">
            <text:p>100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6" calcext:value-type="float">
            <text:p>100,5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" calcext:value-type="float">
            <text:p>100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" calcext:value-type="float">
            <text:p>100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1" calcext:value-type="float">
            <text:p>101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" calcext:value-type="float">
            <text:p>100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24" calcext:value-type="float">
            <text:p>100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578:.J611])" office:value-type="float" office:value="100.039166666667" calcext:value-type="float">
            <text:p>100,0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6" calcext:value-type="float">
            <text:p>100,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29" calcext:value-type="float">
            <text:p>98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4" calcext:value-type="float">
            <text:p>94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51" calcext:value-type="float">
            <text:p>94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1" calcext:value-type="float">
            <text:p>94,8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39" calcext:value-type="float">
            <text:p>94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55" calcext:value-type="float">
            <text:p>94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32" calcext:value-type="float">
            <text:p>94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15" calcext:value-type="float">
            <text:p>94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4" calcext:value-type="float">
            <text:p>95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02" calcext:value-type="float">
            <text:p>95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5" calcext:value-type="float">
            <text:p>94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614:.J647])" office:value-type="float" office:value="95.4641666666667" calcext:value-type="float">
            <text:p>95,4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16" calcext:value-type="float">
            <text:p>94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5" calcext:value-type="float">
            <text:p>94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2" calcext:value-type="float">
            <text:p>100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1" calcext:value-type="float">
            <text:p>100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7" calcext:value-type="float">
            <text:p>100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4" calcext:value-type="float">
            <text:p>100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7" calcext:value-type="float">
            <text:p>100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88" calcext:value-type="float">
            <text:p>100,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73" calcext:value-type="float">
            <text:p>100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4" calcext:value-type="float">
            <text:p>100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5" calcext:value-type="float">
            <text:p>100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97" calcext:value-type="float">
            <text:p>100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650:.J683])" office:value-type="float" office:value="99.5425" calcext:value-type="float">
            <text:p>99,5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69" calcext:value-type="float">
            <text:p>100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24" calcext:value-type="float">
            <text:p>101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36" calcext:value-type="float">
            <text:p>98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8" calcext:value-type="float">
            <text:p>95,3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55" calcext:value-type="float">
            <text:p>94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3" calcext:value-type="float">
            <text:p>94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27" calcext:value-type="float">
            <text:p>95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45" calcext:value-type="float">
            <text:p>94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23" calcext:value-type="float">
            <text:p>95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54" calcext:value-type="float">
            <text:p>95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51" calcext:value-type="float">
            <text:p>95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6" calcext:value-type="float">
            <text:p>95,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686:.J719])" office:value-type="float" office:value="96.3208333333333" calcext:value-type="float">
            <text:p>96,3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34" calcext:value-type="float">
            <text:p>91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35" calcext:value-type="float">
            <text:p>90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15" calcext:value-type="float">
            <text:p>90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5" calcext:value-type="float">
            <text:p>90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3" calcext:value-type="float">
            <text:p>90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08" calcext:value-type="float">
            <text:p>97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16" calcext:value-type="float">
            <text:p>97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" calcext:value-type="float">
            <text:p>96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08" calcext:value-type="float">
            <text:p>97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2" calcext:value-type="float">
            <text:p>97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27" calcext:value-type="float">
            <text:p>97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77" calcext:value-type="float">
            <text:p>96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22:.J755])" office:value-type="float" office:value="94.365" calcext:value-type="float">
            <text:p>94,3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" calcext:value-type="float">
            <text:p>96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87" calcext:value-type="float">
            <text:p>96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44" calcext:value-type="float">
            <text:p>96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47" calcext:value-type="float">
            <text:p>97,4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8" calcext:value-type="float">
            <text:p>96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02" calcext:value-type="float">
            <text:p>97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31" calcext:value-type="float">
            <text:p>96,3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7" calcext:value-type="float">
            <text:p>96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26" calcext:value-type="float">
            <text:p>96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09" calcext:value-type="float">
            <text:p>97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" calcext:value-type="float">
            <text:p>94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6" calcext:value-type="float">
            <text:p>89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58:.J791])" office:value-type="float" office:value="96.0741666666667" calcext:value-type="float">
            <text:p>96,0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4" calcext:value-type="float">
            <text:p>90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6" calcext:value-type="float">
            <text:p>89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27" calcext:value-type="float">
            <text:p>90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01" calcext:value-type="float">
            <text:p>91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61" calcext:value-type="float">
            <text:p>90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7" calcext:value-type="float">
            <text:p>90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04" calcext:value-type="float">
            <text:p>91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7" calcext:value-type="float">
            <text:p>90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85" calcext:value-type="float">
            <text:p>90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24" calcext:value-type="float">
            <text:p>91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1" calcext:value-type="float">
            <text:p>90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68" calcext:value-type="float">
            <text:p>90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94:.J827])" office:value-type="float" office:value="90.5708333333333" calcext:value-type="float">
            <text:p>90,5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82" calcext:value-type="float">
            <text:p>90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69" calcext:value-type="float">
            <text:p>90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84" calcext:value-type="float">
            <text:p>90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98" calcext:value-type="float">
            <text:p>90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03" calcext:value-type="float">
            <text:p>91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05" calcext:value-type="float">
            <text:p>97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21" calcext:value-type="float">
            <text:p>97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1" calcext:value-type="float">
            <text:p>97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78" calcext:value-type="float">
            <text:p>96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26" calcext:value-type="float">
            <text:p>97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27" calcext:value-type="float">
            <text:p>97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34" calcext:value-type="float">
            <text:p>97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830:.J863])" office:value-type="float" office:value="94.5308333333333" calcext:value-type="float">
            <text:p>94,5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9" calcext:value-type="float">
            <text:p>95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6" calcext:value-type="float">
            <text:p>96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9" calcext:value-type="float">
            <text:p>95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92" calcext:value-type="float">
            <text:p>95,9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2" calcext:value-type="float">
            <text:p>95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9" calcext:value-type="float">
            <text:p>95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89" calcext:value-type="float">
            <text:p>95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56" calcext:value-type="float">
            <text:p>95,5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02" calcext:value-type="float">
            <text:p>96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2" calcext:value-type="float">
            <text:p>95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9" calcext:value-type="float">
            <text:p>95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04" calcext:value-type="float">
            <text:p>95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866:.J899])" office:value-type="float" office:value="95.5491666666667" calcext:value-type="float">
            <text:p>95,5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5" calcext:value-type="float">
            <text:p>95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52" calcext:value-type="float">
            <text:p>92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6" calcext:value-type="float">
            <text:p>88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86" calcext:value-type="float">
            <text:p>88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84" calcext:value-type="float">
            <text:p>88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9" calcext:value-type="float">
            <text:p>89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3" calcext:value-type="float">
            <text:p>88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" calcext:value-type="float">
            <text:p>89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2" calcext:value-type="float">
            <text:p>88,6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4" calcext:value-type="float">
            <text:p>88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54" calcext:value-type="float">
            <text:p>88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4" calcext:value-type="float">
            <text:p>88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902:.J935])" office:value-type="float" office:value="89.6116666666667" calcext:value-type="float">
            <text:p>89,6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5" calcext:value-type="float">
            <text:p>88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81" calcext:value-type="float">
            <text:p>88,8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57" calcext:value-type="float">
            <text:p>88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1" calcext:value-type="float">
            <text:p>89,1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6" calcext:value-type="float">
            <text:p>88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8" calcext:value-type="float">
            <text:p>89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38" calcext:value-type="float">
            <text:p>89,3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8" calcext:value-type="float">
            <text:p>89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3" calcext:value-type="float">
            <text:p>88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7" calcext:value-type="float">
            <text:p>88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4" calcext:value-type="float">
            <text:p>89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8" calcext:value-type="float">
            <text:p>88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938:.J971])" office:value-type="float" office:value="88.9183333333333" calcext:value-type="float">
            <text:p>88,9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4" calcext:value-type="float">
            <text:p>89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28" calcext:value-type="float">
            <text:p>95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24" calcext:value-type="float">
            <text:p>95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87" calcext:value-type="float">
            <text:p>95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4" calcext:value-type="float">
            <text:p>95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78" calcext:value-type="float">
            <text:p>95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77" calcext:value-type="float">
            <text:p>95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94" calcext:value-type="float">
            <text:p>95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56" calcext:value-type="float">
            <text:p>95,5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54" calcext:value-type="float">
            <text:p>95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77" calcext:value-type="float">
            <text:p>95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8" calcext:value-type="float">
            <text:p>94,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974:.J1007])" office:value-type="float" office:value="95.0425" calcext:value-type="float">
            <text:p>95,0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6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6.08" calcext:value-type="float">
            <text:p>1386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5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58.45" calcext:value-type="float">
            <text:p>1358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7.64" calcext:value-type="float">
            <text:p>1377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4.88" calcext:value-type="float">
            <text:p>1394,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53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53.13" calcext:value-type="float">
            <text:p>1353,1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0.35" calcext:value-type="float">
            <text:p>1360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4.04" calcext:value-type="float">
            <text:p>1394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0.38" calcext:value-type="float">
            <text:p>1370,3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52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52.43" calcext:value-type="float">
            <text:p>1352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2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2.17" calcext:value-type="float">
            <text:p>1392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0.78" calcext:value-type="float">
            <text:p>1390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0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0.22" calcext:value-type="float">
            <text:p>1360,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010:.J1043])" office:value-type="float" office:value="1374.2125" calcext:value-type="float">
            <text:p>1.374,2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1.48" calcext:value-type="float">
            <text:p>991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8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8.4" calcext:value-type="float">
            <text:p>1008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6.24" calcext:value-type="float">
            <text:p>1006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6.73" calcext:value-type="float">
            <text:p>986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3.1" calcext:value-type="float">
            <text:p>983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8.23" calcext:value-type="float">
            <text:p>1008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7.36" calcext:value-type="float">
            <text:p>1007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9.33" calcext:value-type="float">
            <text:p>989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4.63" calcext:value-type="float">
            <text:p>984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2.16" calcext:value-type="float">
            <text:p>992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8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8.2" calcext:value-type="float">
            <text:p>1008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7.51" calcext:value-type="float">
            <text:p>1007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046:.J1079])" office:value-type="float" office:value="997.780833333333" calcext:value-type="float">
            <text:p>997,7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8.63" calcext:value-type="float">
            <text:p>678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6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6.71" calcext:value-type="float">
            <text:p>676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8.1" calcext:value-type="float">
            <text:p>678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8.82" calcext:value-type="float">
            <text:p>688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9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9.18" calcext:value-type="float">
            <text:p>689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8.49" calcext:value-type="float">
            <text:p>688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0.96" calcext:value-type="float">
            <text:p>680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9.66" calcext:value-type="float">
            <text:p>679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8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8.26" calcext:value-type="float">
            <text:p>678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7.65" calcext:value-type="float">
            <text:p>687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0.55" calcext:value-type="float">
            <text:p>690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1.85" calcext:value-type="float">
            <text:p>691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082:.J1115])" office:value-type="float" office:value="684.071666666667" calcext:value-type="float">
            <text:p>684,0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8.82" calcext:value-type="float">
            <text:p>438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8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8.19" calcext:value-type="float">
            <text:p>438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8.86" calcext:value-type="float">
            <text:p>438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5.25" calcext:value-type="float">
            <text:p>435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5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5.95" calcext:value-type="float">
            <text:p>435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8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8.37" calcext:value-type="float">
            <text:p>438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8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8.93" calcext:value-type="float">
            <text:p>438,9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7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7.99" calcext:value-type="float">
            <text:p>437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8.08" calcext:value-type="float">
            <text:p>438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9.67" calcext:value-type="float">
            <text:p>439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5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5.08" calcext:value-type="float">
            <text:p>435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6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6.12" calcext:value-type="float">
            <text:p>436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18:.J1151])" office:value-type="float" office:value="437.609166666667" calcext:value-type="float">
            <text:p>437,6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59" calcext:value-type="float">
            <text:p>264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3" calcext:value-type="float">
            <text:p>263,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45" calcext:value-type="float">
            <text:p>261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39" calcext:value-type="float">
            <text:p>261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59" calcext:value-type="float">
            <text:p>257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78" calcext:value-type="float">
            <text:p>259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86" calcext:value-type="float">
            <text:p>258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94" calcext:value-type="float">
            <text:p>258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49" calcext:value-type="float">
            <text:p>257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29" calcext:value-type="float">
            <text:p>259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13" calcext:value-type="float">
            <text:p>259,1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81" calcext:value-type="float">
            <text:p>259,8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54:.J1187])" office:value-type="float" office:value="260.135" calcext:value-type="float">
            <text:p>260,1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9" calcext:value-type="float">
            <text:p>146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97" calcext:value-type="float">
            <text:p>148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35" calcext:value-type="float">
            <text:p>146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95" calcext:value-type="float">
            <text:p>148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53" calcext:value-type="float">
            <text:p>145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14" calcext:value-type="float">
            <text:p>147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71" calcext:value-type="float">
            <text:p>145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61" calcext:value-type="float">
            <text:p>145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65" calcext:value-type="float">
            <text:p>144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58" calcext:value-type="float">
            <text:p>146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14" calcext:value-type="float">
            <text:p>147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17" calcext:value-type="float">
            <text:p>146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90:.J1223])" office:value-type="float" office:value="146.641666666667" calcext:value-type="float">
            <text:p>146,6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4" calcext:value-type="float">
            <text:p>102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6" calcext:value-type="float">
            <text:p>103,5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1" calcext:value-type="float">
            <text:p>106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29" calcext:value-type="float">
            <text:p>107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17" calcext:value-type="float">
            <text:p>107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32" calcext:value-type="float">
            <text:p>106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72" calcext:value-type="float">
            <text:p>106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55" calcext:value-type="float">
            <text:p>106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1" calcext:value-type="float">
            <text:p>106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28" calcext:value-type="float">
            <text:p>107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1" calcext:value-type="float">
            <text:p>106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4" calcext:value-type="float">
            <text:p>106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226:.J1259])" office:value-type="float" office:value="106.1" calcext:value-type="float">
            <text:p>106,10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6cm" svg:height="8.987cm" svg:x="27.351cm" svg:y="0.323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88cm" svg:x="27.414cm" svg:y="10.235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8.988cm" svg:x="27.414cm" svg:y="20.062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8"/>
        <table:table-column table:style-name="co7" table:default-cell-style-name="ce16"/>
        <table:table-column table:style-name="co7" table:default-cell-style-name="ce24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5" table:default-cell-style-name="Default"/>
        <table:table-row table:style-name="ro1">
          <table:table-cell table:style-name="ce2" office:value-type="string" calcext:value-type="string">
            <text:p>FN 128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19" office:value-type="float" office:value="108.08" calcext:value-type="float">
            <text:p>108,08</text:p>
          </table:table-cell>
          <table:table-cell table:style-name="ce19" office:value-type="float" office:value="63.89" calcext:value-type="float">
            <text:p>63,89</text:p>
          </table:table-cell>
          <table:table-cell table:style-name="ce19" office:value-type="float" office:value="63.91" calcext:value-type="float">
            <text:p>63,91</text:p>
          </table:table-cell>
          <table:table-cell table:style-name="ce19" office:value-type="float" office:value="63.95" calcext:value-type="float">
            <text:p>63,95</text:p>
          </table:table-cell>
          <table:table-cell table:style-name="ce26" office:value-type="float" office:value="63.87" calcext:value-type="float">
            <text:p>63,87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20" office:value-type="float" office:value="109.89" calcext:value-type="float">
            <text:p>109,89</text:p>
          </table:table-cell>
          <table:table-cell table:style-name="ce20" office:value-type="float" office:value="65.65" calcext:value-type="float">
            <text:p>65,65</text:p>
          </table:table-cell>
          <table:table-cell table:style-name="ce20" office:value-type="float" office:value="65.39" calcext:value-type="float">
            <text:p>65,39</text:p>
          </table:table-cell>
          <table:table-cell table:style-name="ce20" office:value-type="float" office:value="65.53" calcext:value-type="float">
            <text:p>65,53</text:p>
          </table:table-cell>
          <table:table-cell table:style-name="ce27" office:value-type="float" office:value="65.57" calcext:value-type="float">
            <text:p>65,57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20" office:value-type="float" office:value="114.74" calcext:value-type="float">
            <text:p>114,74</text:p>
          </table:table-cell>
          <table:table-cell table:style-name="ce20" office:value-type="float" office:value="70.16" calcext:value-type="float">
            <text:p>70,16</text:p>
          </table:table-cell>
          <table:table-cell table:style-name="ce20" office:value-type="float" office:value="69.46" calcext:value-type="float">
            <text:p>69,46</text:p>
          </table:table-cell>
          <table:table-cell table:style-name="ce20" office:value-type="float" office:value="69.58" calcext:value-type="float">
            <text:p>69,58</text:p>
          </table:table-cell>
          <table:table-cell table:style-name="ce27" office:value-type="float" office:value="69.56" calcext:value-type="float">
            <text:p>69,56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" calcext:value-type="float">
            <text:p>119,49</text:p>
          </table:table-cell>
          <table:table-cell table:style-name="ce20" office:value-type="float" office:value="75.28" calcext:value-type="float">
            <text:p>75,28</text:p>
          </table:table-cell>
          <table:table-cell table:style-name="ce20" office:value-type="float" office:value="74.38" calcext:value-type="float">
            <text:p>74,38</text:p>
          </table:table-cell>
          <table:table-cell table:style-name="ce20" office:value-type="float" office:value="74.4" calcext:value-type="float">
            <text:p>74,40</text:p>
          </table:table-cell>
          <table:table-cell table:style-name="ce27" office:value-type="float" office:value="74.28" calcext:value-type="float">
            <text:p>74,28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20" office:value-type="float" office:value="126.34" calcext:value-type="float">
            <text:p>126,34</text:p>
          </table:table-cell>
          <table:table-cell table:style-name="ce20" office:value-type="float" office:value="83.49" calcext:value-type="float">
            <text:p>83,49</text:p>
          </table:table-cell>
          <table:table-cell table:style-name="ce20" office:value-type="float" office:value="81.28" calcext:value-type="float">
            <text:p>81,28</text:p>
          </table:table-cell>
          <table:table-cell table:style-name="ce20" office:value-type="float" office:value="80.58" calcext:value-type="float">
            <text:p>80,58</text:p>
          </table:table-cell>
          <table:table-cell table:style-name="ce27" office:value-type="float" office:value="80.27" calcext:value-type="float">
            <text:p>80,27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20" office:value-type="float" office:value="133.67" calcext:value-type="float">
            <text:p>133,67</text:p>
          </table:table-cell>
          <table:table-cell table:style-name="ce20" office:value-type="float" office:value="92.03" calcext:value-type="float">
            <text:p>92,03</text:p>
          </table:table-cell>
          <table:table-cell table:style-name="ce20" office:value-type="float" office:value="89.05" calcext:value-type="float">
            <text:p>89,05</text:p>
          </table:table-cell>
          <table:table-cell table:style-name="ce20" office:value-type="float" office:value="87.97" calcext:value-type="float">
            <text:p>87,97</text:p>
          </table:table-cell>
          <table:table-cell table:style-name="ce27" office:value-type="float" office:value="87.35" calcext:value-type="float">
            <text:p>87,35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101.52" calcext:value-type="float">
            <text:p>101,52</text:p>
          </table:table-cell>
          <table:table-cell table:style-name="ce21" office:value-type="float" office:value="97.78" calcext:value-type="float">
            <text:p>97,78</text:p>
          </table:table-cell>
          <table:table-cell table:style-name="ce21" office:value-type="float" office:value="96.1" calcext:value-type="float">
            <text:p>96,10</text:p>
          </table:table-cell>
          <table:table-cell table:style-name="ce28" office:value-type="float" office:value="95.08" calcext:value-type="float">
            <text:p>95,08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128 batches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95.08" calcext:value-type="float">
            <text:p>95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96.1" calcext:value-type="float">
            <text:p>96,10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97.78" calcext:value-type="float">
            <text:p>97,7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01.52" calcext:value-type="float">
            <text:p>101,52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87.35" calcext:value-type="float">
            <text:p>87,3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87.97" calcext:value-type="float">
            <text:p>87,9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9.05" calcext:value-type="float">
            <text:p>89,0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92.03" calcext:value-type="float">
            <text:p>92,03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80.27" calcext:value-type="float">
            <text:p>80,2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80.58" calcext:value-type="float">
            <text:p>80,58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81.28" calcext:value-type="float">
            <text:p>81,28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83.49" calcext:value-type="float">
            <text:p>83,49</text:p>
          </table:table-cell>
          <table:table-cell/>
          <table:table-cell table:style-name="ce2" office:value-type="string" calcext:value-type="string">
            <text:p>Find Nearest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74.28" calcext:value-type="float">
            <text:p>74,2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44107059007669" calcext:value-type="float">
            <text:p>1,44</text:p>
          </table:table-cell>
          <table:table-cell table:style-name="ce19" table:formula="of:=[.F26]/[.E2]" office:value-type="float" office:value="1.44061962134251" calcext:value-type="float">
            <text:p>1,44</text:p>
          </table:table-cell>
          <table:table-cell table:style-name="ce19" table:formula="of:=[.F26]/[.F2]" office:value-type="float" office:value="1.43971853010164" calcext:value-type="float">
            <text:p>1,44</text:p>
          </table:table-cell>
          <table:table-cell table:style-name="ce26" table:formula="of:=[.F26]/[.G2]" office:value-type="float" office:value="1.44152184124002" calcext:value-type="float">
            <text:p>1,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74.4" calcext:value-type="float">
            <text:p>74,40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92673267326733" calcext:value-type="float">
            <text:p>1,93</text:p>
          </table:table-cell>
          <table:table-cell table:style-name="ce20" table:formula="of:=[.F27]/[.E3]" office:value-type="float" office:value="1.93439363817097" calcext:value-type="float">
            <text:p>1,93</text:p>
          </table:table-cell>
          <table:table-cell table:style-name="ce20" table:formula="of:=[.F27]/[.F3]" office:value-type="float" office:value="1.93026094918358" calcext:value-type="float">
            <text:p>1,93</text:p>
          </table:table-cell>
          <table:table-cell table:style-name="ce27" table:formula="of:=[.F27]/[.G3]" office:value-type="float" office:value="1.92908342229678" calcext:value-type="float">
            <text:p>1,9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74.38" calcext:value-type="float">
            <text:p>74,38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3.24230330672748" calcext:value-type="float">
            <text:p>3,24</text:p>
          </table:table-cell>
          <table:table-cell table:style-name="ce20" table:formula="of:=[.F28]/[.E4]" office:value-type="float" office:value="3.27497840483732" calcext:value-type="float">
            <text:p>3,27</text:p>
          </table:table-cell>
          <table:table-cell table:style-name="ce20" table:formula="of:=[.F28]/[.F4]" office:value-type="float" office:value="3.26933026731819" calcext:value-type="float">
            <text:p>3,27</text:p>
          </table:table-cell>
          <table:table-cell table:style-name="ce27" table:formula="of:=[.F28]/[.G4]" office:value-type="float" office:value="3.27027027027027" calcext:value-type="float">
            <text:p>3,2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75.28" calcext:value-type="float">
            <text:p>75,28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5.1519659936238" calcext:value-type="float">
            <text:p>5,15</text:p>
          </table:table-cell>
          <table:table-cell table:style-name="ce20" table:formula="of:=[.F29]/[.E5]" office:value-type="float" office:value="5.2143049206776" calcext:value-type="float">
            <text:p>5,21</text:p>
          </table:table-cell>
          <table:table-cell table:style-name="ce20" table:formula="of:=[.F29]/[.F5]" office:value-type="float" office:value="5.21290322580645" calcext:value-type="float">
            <text:p>5,21</text:p>
          </table:table-cell>
          <table:table-cell table:style-name="ce27" table:formula="of:=[.F29]/[.G5]" office:value-type="float" office:value="5.22132471728594" calcext:value-type="float">
            <text:p>5,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69.56" calcext:value-type="float">
            <text:p>69,56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7.29416696610373" calcext:value-type="float">
            <text:p>7,29</text:p>
          </table:table-cell>
          <table:table-cell table:style-name="ce20" table:formula="of:=[.F30]/[.E6]" office:value-type="float" office:value="7.49249507874016" calcext:value-type="float">
            <text:p>7,49</text:p>
          </table:table-cell>
          <table:table-cell table:style-name="ce20" table:formula="of:=[.F30]/[.F6]" office:value-type="float" office:value="7.55758252668156" calcext:value-type="float">
            <text:p>7,56</text:p>
          </table:table-cell>
          <table:table-cell table:style-name="ce27" table:formula="of:=[.F30]/[.G6]" office:value-type="float" office:value="7.58676965242307" calcext:value-type="float">
            <text:p>7,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69.58" calcext:value-type="float">
            <text:p>69,58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9.68771052917527" calcext:value-type="float">
            <text:p>9,69</text:p>
          </table:table-cell>
          <table:table-cell table:style-name="ce20" table:formula="of:=[.F31]/[.E7]" office:value-type="float" office:value="10.0119034250421" calcext:value-type="float">
            <text:p>10,01</text:p>
          </table:table-cell>
          <table:table-cell table:style-name="ce20" table:formula="of:=[.F31]/[.F7]" office:value-type="float" office:value="10.1348186881892" calcext:value-type="float">
            <text:p>10,13</text:p>
          </table:table-cell>
          <table:table-cell table:style-name="ce27" table:formula="of:=[.F31]/[.G7]" office:value-type="float" office:value="10.2067544361763" calcext:value-type="float">
            <text:p>10,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69.46" calcext:value-type="float">
            <text:p>69,46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12.2100078802206" calcext:value-type="float">
            <text:p>12,21</text:p>
          </table:table-cell>
          <table:table-cell table:style-name="ce21" table:formula="of:=[.F32]/[.E8]" office:value-type="float" office:value="12.6770300674985" calcext:value-type="float">
            <text:p>12,68</text:p>
          </table:table-cell>
          <table:table-cell table:style-name="ce21" table:formula="of:=[.F32]/[.F8]" office:value-type="float" office:value="12.8986472424558" calcext:value-type="float">
            <text:p>12,90</text:p>
          </table:table-cell>
          <table:table-cell table:style-name="ce28" table:formula="of:=[.F32]/[.G8]" office:value-type="float" office:value="13.0370214556163" calcext:value-type="float">
            <text:p>13,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70.16" calcext:value-type="float">
            <text:p>70,1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65.57" calcext:value-type="float">
            <text:p>65,57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65.53" calcext:value-type="float">
            <text:p>65,5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65.39" calcext:value-type="float">
            <text:p>65,3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65.65" calcext:value-type="float">
            <text:p>65,6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63.87" calcext:value-type="float">
            <text:p>63,87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3.95" calcext:value-type="float">
            <text:p>63,9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3.91" calcext:value-type="float">
            <text:p>63,9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3.89" calcext:value-type="float">
            <text:p>63,8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41666666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25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4166666667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36666666667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86666666667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78333333333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 table:style-name="ce1" office:value-type="float" office:value="1374.21" calcext:value-type="float">
            <text:p>1.374,21</text:p>
          </table:table-cell>
          <table:table-cell table:style-name="ce2" office:value-type="string" calcext:value-type="string">
            <text:p>Find Nearest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4166666667" calcext:value-type="float">
            <text:p>891,56</text:p>
          </table:table-cell>
          <table:table-cell table:style-name="ce1" office:value-type="float" office:value="997.78" calcext:value-type="float">
            <text:p>997,78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720535295038347" calcext:value-type="float">
            <text:p>0,72</text:p>
          </table:table-cell>
          <table:table-cell table:style-name="ce19" table:formula="of:=[.I26]/[.I49]" office:value-type="float" office:value="0.360154905335628" calcext:value-type="float">
            <text:p>0,36</text:p>
          </table:table-cell>
          <table:table-cell table:style-name="ce19" table:formula="of:=[.J26]/[.J49]" office:value-type="float" office:value="0.239953088350274" calcext:value-type="float">
            <text:p>0,24</text:p>
          </table:table-cell>
          <table:table-cell table:style-name="ce26" table:formula="of:=[.K26]/[.K49]" office:value-type="float" office:value="0.180190230155002" calcext:value-type="float">
            <text:p>0,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86666666667" calcext:value-type="float">
            <text:p>608,99</text:p>
          </table:table-cell>
          <table:table-cell table:style-name="ce1" office:value-type="float" office:value="684.07" calcext:value-type="float">
            <text:p>684,07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963366336633663" calcext:value-type="float">
            <text:p>0,96</text:p>
          </table:table-cell>
          <table:table-cell table:style-name="ce20" table:formula="of:=[.I27]/[.I49]" office:value-type="float" office:value="0.483598409542744" calcext:value-type="float">
            <text:p>0,48</text:p>
          </table:table-cell>
          <table:table-cell table:style-name="ce20" table:formula="of:=[.J27]/[.J49]" office:value-type="float" office:value="0.321710158197263" calcext:value-type="float">
            <text:p>0,32</text:p>
          </table:table-cell>
          <table:table-cell table:style-name="ce27" table:formula="of:=[.K27]/[.K49]" office:value-type="float" office:value="0.241135427787098" calcext:value-type="float">
            <text:p>0,2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 table:style-name="ce1" office:value-type="float" office:value="437.61" calcext:value-type="float">
            <text:p>437,61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62115165336374" calcext:value-type="float">
            <text:p>1,62</text:p>
          </table:table-cell>
          <table:table-cell table:style-name="ce20" table:formula="of:=[.I28]/[.I49]" office:value-type="float" office:value="0.818744601209329" calcext:value-type="float">
            <text:p>0,82</text:p>
          </table:table-cell>
          <table:table-cell table:style-name="ce20" table:formula="of:=[.J28]/[.J49]" office:value-type="float" office:value="0.544888377886366" calcext:value-type="float">
            <text:p>0,54</text:p>
          </table:table-cell>
          <table:table-cell table:style-name="ce27" table:formula="of:=[.K28]/[.K49]" office:value-type="float" office:value="0.408783783783784" calcext:value-type="float">
            <text:p>0,4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78333333333" calcext:value-type="float">
            <text:p>227,48</text:p>
          </table:table-cell>
          <table:table-cell table:style-name="ce1" office:value-type="float" office:value="260.14" calcext:value-type="float">
            <text:p>260,14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2.5759829968119" calcext:value-type="float">
            <text:p>2,58</text:p>
          </table:table-cell>
          <table:table-cell table:style-name="ce20" table:formula="of:=[.I29]/[.I49]" office:value-type="float" office:value="1.3035762301694" calcext:value-type="float">
            <text:p>1,30</text:p>
          </table:table-cell>
          <table:table-cell table:style-name="ce20" table:formula="of:=[.J29]/[.J49]" office:value-type="float" office:value="0.868817204301075" calcext:value-type="float">
            <text:p>0,87</text:p>
          </table:table-cell>
          <table:table-cell table:style-name="ce27" table:formula="of:=[.K29]/[.K49]" office:value-type="float" office:value="0.652665589660743" calcext:value-type="float">
            <text:p>0,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85" calcext:value-type="float">
            <text:p>126,49</text:p>
          </table:table-cell>
          <table:table-cell table:style-name="ce1" office:value-type="float" office:value="146.64" calcext:value-type="float">
            <text:p>146,64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3.64708348305186" calcext:value-type="float">
            <text:p>3,65</text:p>
          </table:table-cell>
          <table:table-cell table:style-name="ce20" table:formula="of:=[.I30]/[.I49]" office:value-type="float" office:value="1.87312376968504" calcext:value-type="float">
            <text:p>1,87</text:p>
          </table:table-cell>
          <table:table-cell table:style-name="ce20" table:formula="of:=[.J30]/[.J49]" office:value-type="float" office:value="1.25959708778026" calcext:value-type="float">
            <text:p>1,26</text:p>
          </table:table-cell>
          <table:table-cell table:style-name="ce27" table:formula="of:=[.K30]/[.K49]" office:value-type="float" office:value="0.948346206552884" calcext:value-type="float">
            <text:p>0,95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65" calcext:value-type="float">
            <text:p>92,07</text:p>
          </table:table-cell>
          <table:table-cell table:style-name="ce1" office:value-type="float" office:value="106.1" calcext:value-type="float">
            <text:p>106,10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4.84385526458763" calcext:value-type="float">
            <text:p>4,84</text:p>
          </table:table-cell>
          <table:table-cell table:style-name="ce20" table:formula="of:=[.I31]/[.I49]" office:value-type="float" office:value="2.50297585626053" calcext:value-type="float">
            <text:p>2,50</text:p>
          </table:table-cell>
          <table:table-cell table:style-name="ce20" table:formula="of:=[.J31]/[.J49]" office:value-type="float" office:value="1.68913644803153" calcext:value-type="float">
            <text:p>1,69</text:p>
          </table:table-cell>
          <table:table-cell table:style-name="ce27" table:formula="of:=[.K31]/[.K49]" office:value-type="float" office:value="1.27584430452204" calcext:value-type="float">
            <text:p>1,28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6.10500394011032" calcext:value-type="float">
            <text:p>6,11</text:p>
          </table:table-cell>
          <table:table-cell table:style-name="ce21" table:formula="of:=[.I32]/[.I49]" office:value-type="float" office:value="3.16925751687462" calcext:value-type="float">
            <text:p>3,17</text:p>
          </table:table-cell>
          <table:table-cell table:style-name="ce21" table:formula="of:=[.J32]/[.J49]" office:value-type="float" office:value="2.1497745404093" calcext:value-type="float">
            <text:p>2,15</text:p>
          </table:table-cell>
          <table:table-cell table:style-name="ce28" table:formula="of:=[.K32]/[.K49]" office:value-type="float" office:value="1.62962768195204" calcext:value-type="float">
            <text:p>1,63</text:p>
          </table:table-cell>
        </table:table-row>
      </table:table>
      <table:named-expressions/>
      <table:database-ranges>
        <table:database-range table:name="__Anonymous_Sheet_DB__0" table:target-range-address="output_FN_128.B1:output_FN_128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8T11:54:59.969000000</dc:date>
    <meta:editing-duration>PT34M42S</meta:editing-duration>
    <meta:editing-cycles>5</meta:editing-cycles>
    <meta:document-statistic meta:table-count="2" meta:cell-count="537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7cm" svg:height="8.988cm" xlink:href=".." xlink:type="simple" chart:class="chart:bar" chart:style-name="ch1">
        <chart:title svg:x="3.861cm" svg:y="0.315cm" chart:style-name="ch2">
          <text:p>Find Nearest 128 batches Performance</text:p>
        </chart:title>
        <chart:legend chart:legend-position="end" svg:x="14.522cm" svg:y="2.932cm" style:legend-expansion="high" chart:style-name="ch3"/>
        <chart:plot-area chart:style-name="ch4" table:cell-range-address="Graphics.A1:Graphics.G8" chart:data-source-has-labels="both" svg:x="1.32cm" svg:y="1.299cm" svg:width="12.883cm" svg:height="6.539cm">
          <chart:coordinate-region svg:x="2.354cm" svg:y="1.502cm" svg:width="11.849cm" svg:height="5.683cm"/>
          <chart:axis chart:dimension="x" chart:name="primary-x" chart:style-name="ch5" chartooo:axis-type="auto">
            <chartooo:date-scale/>
            <chart:title svg:x="7.344cm" svg:y="8.017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398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92.07">
                <text:p>92.07</text:p>
                <draw:g>
                  <svg:desc>Graphics.B2:Graphics.B8</svg:desc>
                </draw:g>
              </table:table-cell>
              <table:table-cell office:value-type="float" office:value="108.08">
                <text:p>108.08</text:p>
                <draw:g>
                  <svg:desc>Graphics.C2:Graphics.C8</svg:desc>
                </draw:g>
              </table:table-cell>
              <table:table-cell office:value-type="float" office:value="63.89">
                <text:p>63.89</text:p>
                <draw:g>
                  <svg:desc>Graphics.D2:Graphics.D8</svg:desc>
                </draw:g>
              </table:table-cell>
              <table:table-cell office:value-type="float" office:value="63.91">
                <text:p>63.91</text:p>
                <draw:g>
                  <svg:desc>Graphics.E2:Graphics.E8</svg:desc>
                </draw:g>
              </table:table-cell>
              <table:table-cell office:value-type="float" office:value="63.95">
                <text:p>63.95</text:p>
                <draw:g>
                  <svg:desc>Graphics.F2:Graphics.F8</svg:desc>
                </draw:g>
              </table:table-cell>
              <table:table-cell office:value-type="float" office:value="63.87">
                <text:p>63.87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9">
                <text:p>126.49</text:p>
              </table:table-cell>
              <table:table-cell office:value-type="float" office:value="109.89">
                <text:p>109.89</text:p>
              </table:table-cell>
              <table:table-cell office:value-type="float" office:value="65.65">
                <text:p>65.65</text:p>
              </table:table-cell>
              <table:table-cell office:value-type="float" office:value="65.39">
                <text:p>65.39</text:p>
              </table:table-cell>
              <table:table-cell office:value-type="float" office:value="65.53">
                <text:p>65.53</text:p>
              </table:table-cell>
              <table:table-cell office:value-type="float" office:value="65.57">
                <text:p>65.5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8">
                <text:p>227.48</text:p>
              </table:table-cell>
              <table:table-cell office:value-type="float" office:value="114.74">
                <text:p>114.74</text:p>
              </table:table-cell>
              <table:table-cell office:value-type="float" office:value="70.16">
                <text:p>70.16</text:p>
              </table:table-cell>
              <table:table-cell office:value-type="float" office:value="69.46">
                <text:p>69.46</text:p>
              </table:table-cell>
              <table:table-cell office:value-type="float" office:value="69.58">
                <text:p>69.58</text:p>
              </table:table-cell>
              <table:table-cell office:value-type="float" office:value="69.56">
                <text:p>69.5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">
                <text:p>119.49</text:p>
              </table:table-cell>
              <table:table-cell office:value-type="float" office:value="75.28">
                <text:p>75.28</text:p>
              </table:table-cell>
              <table:table-cell office:value-type="float" office:value="74.38">
                <text:p>74.38</text:p>
              </table:table-cell>
              <table:table-cell office:value-type="float" office:value="74.4">
                <text:p>74.4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9">
                <text:p>608.99</text:p>
              </table:table-cell>
              <table:table-cell office:value-type="float" office:value="126.34">
                <text:p>126.34</text:p>
              </table:table-cell>
              <table:table-cell office:value-type="float" office:value="83.49">
                <text:p>83.49</text:p>
              </table:table-cell>
              <table:table-cell office:value-type="float" office:value="81.28">
                <text:p>81.28</text:p>
              </table:table-cell>
              <table:table-cell office:value-type="float" office:value="80.58">
                <text:p>80.58</text:p>
              </table:table-cell>
              <table:table-cell office:value-type="float" office:value="80.27">
                <text:p>80.2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">
                <text:p>891.56</text:p>
              </table:table-cell>
              <table:table-cell office:value-type="float" office:value="133.67">
                <text:p>133.67</text:p>
              </table:table-cell>
              <table:table-cell office:value-type="float" office:value="92.03">
                <text:p>92.03</text:p>
              </table:table-cell>
              <table:table-cell office:value-type="float" office:value="89.05">
                <text:p>89.05</text:p>
              </table:table-cell>
              <table:table-cell office:value-type="float" office:value="87.97">
                <text:p>87.97</text:p>
              </table:table-cell>
              <table:table-cell office:value-type="float" office:value="87.35">
                <text:p>87.3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101.52">
                <text:p>101.52</text:p>
              </table:table-cell>
              <table:table-cell office:value-type="float" office:value="97.78">
                <text:p>97.78</text:p>
              </table:table-cell>
              <table:table-cell office:value-type="float" office:value="96.1">
                <text:p>96.1</text:p>
              </table:table-cell>
              <table:table-cell office:value-type="float" office:value="95.08">
                <text:p>95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title svg:x="4.698cm" svg:y="0.315cm" chart:style-name="ch2">
          <text:p>Find Nearest 128 batches Gain</text:p>
        </chart:title>
        <chart:legend chart:legend-position="end" svg:x="15.052cm" svg:y="3.436cm" style:legend-expansion="high" chart:style-name="ch3"/>
        <chart:plot-area chart:style-name="ch4" table:cell-range-address="Graphics.E25:Graphics.E32 Graphics.H25:Graphics.K32" chart:data-source-has-labels="both" svg:x="0.319cm" svg:y="1.299cm" svg:width="14.414cm" svg:height="7.511cm">
          <chart:coordinate-region svg:x="0.951cm" svg:y="1.501cm" svg:width="13.782cm" svg:height="6.656cm"/>
          <chart:axis chart:dimension="x" chart:name="primary-x" chart:style-name="ch5" chartooo:axis-type="auto">
            <chartooo:date-scale/>
            <chart:categories table:cell-range-address="Graphics.E26:Graphics.E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H26:Graphics.H32" chart:label-cell-address="Graphics.H25:Graphics.H25" chart:class="chart:bar">
            <chart:data-point chart:repeated="7"/>
          </chart:series>
          <chart:series chart:style-name="ch9" chart:values-cell-range-address="Graphics.I26:Graphics.I32" chart:label-cell-address="Graphics.I25:Graphics.I25" chart:class="chart:bar">
            <chart:data-point chart:repeated="7"/>
          </chart:series>
          <chart:series chart:style-name="ch10" chart:values-cell-range-address="Graphics.J26:Graphics.J32" chart:label-cell-address="Graphics.J25:Graphics.J25" chart:class="chart:bar">
            <chart:data-point chart:repeated="7"/>
          </chart:series>
          <chart:series chart:style-name="ch11" chart:values-cell-range-address="Graphics.K26:Graphics.K32" chart:label-cell-address="Graphics.K25:Graphics.K25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1.44107059007669">
                <text:p>1.44107059007669</text:p>
                <draw:g>
                  <svg:desc>Graphics.H26:Graphics.H32</svg:desc>
                </draw:g>
              </table:table-cell>
              <table:table-cell office:value-type="float" office:value="1.44061962134251">
                <text:p>1.44061962134251</text:p>
                <draw:g>
                  <svg:desc>Graphics.I26:Graphics.I32</svg:desc>
                </draw:g>
              </table:table-cell>
              <table:table-cell office:value-type="float" office:value="1.43971853010164">
                <text:p>1.43971853010164</text:p>
                <draw:g>
                  <svg:desc>Graphics.J26:Graphics.J32</svg:desc>
                </draw:g>
              </table:table-cell>
              <table:table-cell office:value-type="float" office:value="1.44152184124002">
                <text:p>1.44152184124002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92673267326733">
                <text:p>1.92673267326733</text:p>
              </table:table-cell>
              <table:table-cell office:value-type="float" office:value="1.93439363817097">
                <text:p>1.93439363817097</text:p>
              </table:table-cell>
              <table:table-cell office:value-type="float" office:value="1.93026094918358">
                <text:p>1.93026094918358</text:p>
              </table:table-cell>
              <table:table-cell office:value-type="float" office:value="1.92908342229678">
                <text:p>1.9290834222967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24230330672748">
                <text:p>3.24230330672748</text:p>
              </table:table-cell>
              <table:table-cell office:value-type="float" office:value="3.27497840483732">
                <text:p>3.27497840483732</text:p>
              </table:table-cell>
              <table:table-cell office:value-type="float" office:value="3.26933026731819">
                <text:p>3.26933026731819</text:p>
              </table:table-cell>
              <table:table-cell office:value-type="float" office:value="3.27027027027027">
                <text:p>3.2702702702702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.1519659936238">
                <text:p>5.1519659936238</text:p>
              </table:table-cell>
              <table:table-cell office:value-type="float" office:value="5.2143049206776">
                <text:p>5.2143049206776</text:p>
              </table:table-cell>
              <table:table-cell office:value-type="float" office:value="5.21290322580645">
                <text:p>5.21290322580645</text:p>
              </table:table-cell>
              <table:table-cell office:value-type="float" office:value="5.22132471728594">
                <text:p>5.2213247172859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7.29416696610373">
                <text:p>7.29416696610373</text:p>
              </table:table-cell>
              <table:table-cell office:value-type="float" office:value="7.49249507874016">
                <text:p>7.49249507874016</text:p>
              </table:table-cell>
              <table:table-cell office:value-type="float" office:value="7.55758252668156">
                <text:p>7.55758252668156</text:p>
              </table:table-cell>
              <table:table-cell office:value-type="float" office:value="7.58676965242307">
                <text:p>7.5867696524230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.68771052917527">
                <text:p>9.68771052917527</text:p>
              </table:table-cell>
              <table:table-cell office:value-type="float" office:value="10.0119034250421">
                <text:p>10.0119034250421</text:p>
              </table:table-cell>
              <table:table-cell office:value-type="float" office:value="10.1348186881892">
                <text:p>10.1348186881892</text:p>
              </table:table-cell>
              <table:table-cell office:value-type="float" office:value="10.2067544361763">
                <text:p>10.206754436176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.2100078802206">
                <text:p>12.2100078802206</text:p>
              </table:table-cell>
              <table:table-cell office:value-type="float" office:value="12.6770300674985">
                <text:p>12.6770300674985</text:p>
              </table:table-cell>
              <table:table-cell office:value-type="float" office:value="12.8986472424558">
                <text:p>12.8986472424558</text:p>
              </table:table-cell>
              <table:table-cell office:value-type="float" office:value="13.0370214556163">
                <text:p>13.03702145561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title svg:x="5.524cm" svg:y="0.315cm" chart:style-name="ch2">
          <text:p>Find Nearest Efficiency</text:p>
        </chart:title>
        <chart:legend chart:legend-position="end" svg:x="15.052cm" svg:y="3.436cm" style:legend-expansion="high" chart:style-name="ch3"/>
        <chart:plot-area chart:style-name="ch4" table:cell-range-address="Graphics.E49:Graphics.E56 Graphics.H49:Graphics.K56" chart:data-source-has-labels="both" svg:x="1.32cm" svg:y="1.299cm" svg:width="13.413cm" svg:height="6.54cm">
          <chart:coordinate-region svg:x="2.27cm" svg:y="1.502cm" svg:width="12.463cm" svg:height="5.684cm"/>
          <chart:axis chart:dimension="x" chart:name="primary-x" chart:style-name="ch5" chartooo:axis-type="auto">
            <chartooo:date-scale/>
            <chart:title svg:x="7.609cm" svg:y="8.018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04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720535295038347">
                <text:p>0.720535295038347</text:p>
                <draw:g>
                  <svg:desc>Graphics.H50:Graphics.H56</svg:desc>
                </draw:g>
              </table:table-cell>
              <table:table-cell office:value-type="float" office:value="0.360154905335628">
                <text:p>0.360154905335628</text:p>
                <draw:g>
                  <svg:desc>Graphics.I50:Graphics.I56</svg:desc>
                </draw:g>
              </table:table-cell>
              <table:table-cell office:value-type="float" office:value="0.239953088350274">
                <text:p>0.239953088350274</text:p>
                <draw:g>
                  <svg:desc>Graphics.J50:Graphics.J56</svg:desc>
                </draw:g>
              </table:table-cell>
              <table:table-cell office:value-type="float" office:value="0.180190230155002">
                <text:p>0.180190230155002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63366336633663">
                <text:p>0.963366336633663</text:p>
              </table:table-cell>
              <table:table-cell office:value-type="float" office:value="0.483598409542744">
                <text:p>0.483598409542744</text:p>
              </table:table-cell>
              <table:table-cell office:value-type="float" office:value="0.321710158197263">
                <text:p>0.321710158197263</text:p>
              </table:table-cell>
              <table:table-cell office:value-type="float" office:value="0.241135427787098">
                <text:p>0.24113542778709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62115165336374">
                <text:p>1.62115165336374</text:p>
              </table:table-cell>
              <table:table-cell office:value-type="float" office:value="0.818744601209329">
                <text:p>0.818744601209329</text:p>
              </table:table-cell>
              <table:table-cell office:value-type="float" office:value="0.544888377886366">
                <text:p>0.544888377886366</text:p>
              </table:table-cell>
              <table:table-cell office:value-type="float" office:value="0.408783783783784">
                <text:p>0.40878378378378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.5759829968119">
                <text:p>2.5759829968119</text:p>
              </table:table-cell>
              <table:table-cell office:value-type="float" office:value="1.3035762301694">
                <text:p>1.3035762301694</text:p>
              </table:table-cell>
              <table:table-cell office:value-type="float" office:value="0.868817204301075">
                <text:p>0.868817204301075</text:p>
              </table:table-cell>
              <table:table-cell office:value-type="float" office:value="0.652665589660743">
                <text:p>0.65266558966074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.64708348305186">
                <text:p>3.64708348305186</text:p>
              </table:table-cell>
              <table:table-cell office:value-type="float" office:value="1.87312376968504">
                <text:p>1.87312376968504</text:p>
              </table:table-cell>
              <table:table-cell office:value-type="float" office:value="1.25959708778026">
                <text:p>1.25959708778026</text:p>
              </table:table-cell>
              <table:table-cell office:value-type="float" office:value="0.948346206552884">
                <text:p>0.94834620655288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.84385526458763">
                <text:p>4.84385526458763</text:p>
              </table:table-cell>
              <table:table-cell office:value-type="float" office:value="2.50297585626053">
                <text:p>2.50297585626053</text:p>
              </table:table-cell>
              <table:table-cell office:value-type="float" office:value="1.68913644803153">
                <text:p>1.68913644803153</text:p>
              </table:table-cell>
              <table:table-cell office:value-type="float" office:value="1.27584430452204">
                <text:p>1.2758443045220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6.10500394011032">
                <text:p>6.10500394011032</text:p>
              </table:table-cell>
              <table:table-cell office:value-type="float" office:value="3.16925751687462">
                <text:p>3.16925751687462</text:p>
              </table:table-cell>
              <table:table-cell office:value-type="float" office:value="2.1497745404093">
                <text:p>2.1497745404093</text:p>
              </table:table-cell>
              <table:table-cell office:value-type="float" office:value="1.62962768195204">
                <text:p>1.629627681952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